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41e8" officeooo:paragraph-rsid="001841e8"/>
    </style:style>
    <style:style style:name="P2" style:family="paragraph" style:parent-style-name="Standard">
      <style:text-properties officeooo:rsid="00189e39" officeooo:paragraph-rsid="00189e39"/>
    </style:style>
    <style:style style:name="T1" style:family="text">
      <style:text-properties officeooo:rsid="001841e8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orfolio</text:span><text:line-break/></text:p>
      <text:p text:style-name="Standard"><text:span text:style-name="T1">Automatización</text:span></text:p>
      <text:p text:style-name="P2">Google Analytics</text:p>
      <text:p text:style-name="P2"/>
      <text:p text:style-name="Standard"/>
      <text:p text:style-name="P2">95</text:p>
      <text:p text:style-name="P2">96</text:p>
      <text:p text:style-name="P2">97</text:p>
      <text:p text:style-name="P2"/>
      <text:p text:style-name="P2">101</text:p>
      <text:p text:style-name="P2">Herramienta para auditar el sitio: Lighthouse</text:p>
      <text:p text:style-name="P2"/>
      <text:p text:style-name="P2">Al tener un demo subir el proyecto para hacer prueba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3:34:09.915000000</meta:creation-date>
    <dc:date>2023-06-19T13:52:55.115000000</dc:date>
    <meta:editing-duration>PT18M49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9" meta:word-count="24" meta:character-count="147" meta:non-whitespace-character-count="131"/>
  </office:meta>
</office:document-meta>
</file>